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text:style-name="WW_CharLFO2LVL1" style:num-prefix="(" style:num-suffix=")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6" style:num-prefix="(" style:num-suffix=")" style:num-format="i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7" style:num-suffix=".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8" style:num-suffix=".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9" style:num-suffix="." style:num-format="i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6" style:num-prefix="(" style:num-suffix=")" style:num-format="i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7" style:num-suffix=".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8" style:num-suffix=".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9" style:num-suffix="." style:num-format="i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</text:list-style>
    <text:list-style style:name="LFO6">
      <text:list-level-style-number text:level="1" style:num-prefix="(" style:num-suffix=")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</text:list-style>
    <style:style style:name="P1" style:parent-style-name="Nadpis1" style:master-page-name="MPF0" style:family="paragraph">
      <style:paragraph-properties/>
    </style:style>
    <style:style style:name="T25" style:parent-style-name="Značkapozn.podčarou" style:family="text">
      <style:text-properties style:font-name-asian="Calibri" fo:font-weight="normal" style:font-weight-asian="normal" style:use-window-font-color="true" style:text-position="0% 100%" fo:font-size="9pt" style:font-size-asian="9pt"/>
    </style:style>
    <style:style style:name="P26" style:parent-style-name="Nadpis2" style:family="paragraph"/>
    <style:style style:name="P27" style:parent-style-name="Nadpis2" style:family="paragraph"/>
    <style:style style:name="T28" style:parent-style-name="Značkapozn.podčarou" style:family="text">
      <style:text-properties style:font-name-asian="Calibri" fo:font-weight="normal" style:font-weight-asian="normal" style:use-window-font-color="true" style:text-position="0% 100%" fo:font-size="9pt" style:font-size-asian="9pt"/>
    </style:style>
    <style:style style:name="T29" style:parent-style-name="Značkapozn.podčarou" style:family="text">
      <style:text-properties style:font-name-asian="Calibri" fo:font-weight="normal" style:font-weight-asian="normal" style:use-window-font-color="true" style:text-position="0% 100%" fo:font-size="9pt" style:font-size-asian="9pt"/>
    </style:style>
    <style:style style:name="T30" style:parent-style-name="Značkapozn.podčarou" style:family="text">
      <style:text-properties style:font-name-asian="Calibri" fo:font-weight="normal" style:font-weight-asian="normal" style:use-window-font-color="true" style:text-position="0% 100%" fo:font-size="9pt" style:font-size-asian="9pt"/>
    </style:style>
    <style:style style:name="T31" style:parent-style-name="Značkapozn.podčarou" style:family="text">
      <style:text-properties style:font-name-asian="Calibri" fo:font-weight="normal" style:font-weight-asian="normal" style:use-window-font-color="true" style:text-position="0% 100%" fo:font-size="9pt" style:font-size-asian="9pt"/>
    </style:style>
    <style:style style:name="T32" style:parent-style-name="Značkapozn.podčarou" style:family="text">
      <style:text-properties style:font-name-asian="Calibri" fo:font-weight="normal" style:font-weight-asian="normal" style:use-window-font-color="true" style:text-position="0% 100%" fo:font-size="9pt" style:font-size-asian="9pt"/>
    </style:style>
    <style:style style:name="P33" style:parent-style-name="Nadpis2" style:family="paragraph"/>
    <style:style style:name="T34" style:parent-style-name="Značkapozn.podčarou" style:family="text">
      <style:text-properties style:font-name-asian="Calibri" fo:font-weight="normal" style:font-weight-asian="normal" style:use-window-font-color="true" style:text-position="0% 100%" fo:font-size="9pt" style:font-size-asian="9pt"/>
    </style:style>
    <style:style style:name="T35" style:parent-style-name="Značkapozn.podčarou" style:family="text">
      <style:text-properties style:font-name-asian="Calibri" fo:font-weight="normal" style:font-weight-asian="normal" style:use-window-font-color="true" style:text-position="0% 100%" fo:font-size="9pt" style:font-size-asian="9pt"/>
    </style:style>
    <style:style style:name="T36" style:parent-style-name="Značkapozn.podčarou" style:family="text">
      <style:text-properties style:font-name-asian="Calibri" fo:font-weight="normal" style:font-weight-asian="normal" style:use-window-font-color="true" style:text-position="0% 100%" fo:font-size="9pt" style:font-size-asian="9pt"/>
    </style:style>
    <style:style style:name="T37" style:parent-style-name="Standardnípísmoodstavce" style:family="text">
      <style:text-properties style:font-name-complex="Calibri" fo:color="#212529"/>
    </style:style>
    <style:style style:name="T38" style:parent-style-name="Standardnípísmoodstavce" style:family="text">
      <style:text-properties style:font-name-complex="Calibri" fo:font-style="italic" style:font-style-asian="italic" style:font-style-complex="italic" fo:color="#212529"/>
    </style:style>
    <style:style style:name="T39" style:parent-style-name="Standardnípísmoodstavce" style:family="text">
      <style:text-properties style:font-name-complex="Calibri" fo:color="#212529"/>
    </style:style>
    <style:style style:name="T40" style:parent-style-name="Hypertextovýodkaz" style:family="text">
      <style:text-properties style:font-name-asian="Calibri" style:font-name-complex="Calibri"/>
    </style:style>
    <style:style style:name="T41" style:parent-style-name="Standardnípísmoodstavce" style:family="text">
      <style:text-properties style:font-name-complex="Calibri" fo:color="#212529"/>
    </style:style>
    <style:style style:name="T42" style:parent-style-name="Hypertextovýodkaz" style:family="text">
      <style:text-properties style:font-name-asian="Times New Roman" style:font-name-complex="Calibri"/>
    </style:style>
    <style:style style:name="T43" style:parent-style-name="Standardnípísmoodstavce" style:family="text">
      <style:text-properties style:font-name-complex="Calibri" fo:color="#212529"/>
    </style:style>
    <style:style style:name="T44" style:parent-style-name="Značkapozn.podčarou" style:family="text">
      <style:text-properties style:font-name-asian="Calibri" fo:font-weight="normal" style:font-weight-asian="normal" style:use-window-font-color="true" style:text-position="0% 100%" fo:font-size="9pt" style:font-size-asian="9pt"/>
    </style:style>
    <style:style style:name="T45" style:parent-style-name="Značkapozn.podčarou" style:family="text">
      <style:text-properties style:font-name-asian="Calibri" fo:font-weight="normal" style:font-weight-asian="normal" style:use-window-font-color="true" style:text-position="0% 100%" fo:font-size="9pt" style:font-size-asian="9pt"/>
    </style:style>
    <style:style style:name="T46" style:parent-style-name="Značkapozn.podčarou" style:family="text">
      <style:text-properties style:font-name-asian="Calibri" fo:font-weight="normal" style:font-weight-asian="normal" style:use-window-font-color="true" style:text-position="0% 100%" fo:font-size="9pt" style:font-size-asian="9pt"/>
    </style:style>
    <style:style style:name="T47" style:parent-style-name="Značkapozn.podčarou" style:family="text">
      <style:text-properties style:font-name-asian="Calibri" fo:font-weight="normal" style:font-weight-asian="normal" style:use-window-font-color="true" style:text-position="0% 100%" fo:font-size="9pt" style:font-size-asian="9pt"/>
    </style:style>
    <style:style style:name="T48" style:parent-style-name="Značkapozn.podčarou" style:family="text">
      <style:text-properties style:font-name-asian="Calibri" fo:font-weight="normal" style:font-weight-asian="normal" style:use-window-font-color="true" style:text-position="0% 100%" fo:font-size="9pt" style:font-size-asian="9pt"/>
    </style:style>
  </office:automatic-styles>
  <office:body>
    <office:text text:use-soft-page-breaks="true">
      <text:h text:style-name="P1" text:outline-level="1">Zpráva<text:s/>o šetření</text:h>
      <text:h text:style-name="Nadpis1" text:outline-level="1">ve věci<text:s/>podmínek výkonu vazby</text:h>
      <text:p text:style-name="Základnítext">Dne 21. 10. 2020 se<text:s/>na mě obrátil pan<text:s/>A., nar.<text:s/>xxx, t.<text:s/>č. ve výkonu vazby<text:s/>ve Vazební věznici České Budějovice (dále také<text:s/>„stěžovatel“). Jmenovaný si stěžoval<text:s/>na možnosti telefonování<text:s/>ve věznici,<text:s/>na návštěvy<text:s/>v době pandemie COVID-19<text:s/>a na zapsání negativního poznatku.</text:p>
      <text:p text:style-name="Základnítext">V<text:s/>dané věci jsem provedla šetření<text:s/>na základě pověření<text:s/>veřejného ochránce práv<text:s/>JUDr. Stanislava Křečka, který<text:s/>na mě přenesl některé oblasti své působnosti,<text:span text:style-name="Značkapozn.podčarou"><text:note text:note-class="footnote" text:id="_ftn0"><text:note-citation>1</text:note-citation><text:note-body><text:p text:style-name="Textpozn.podčarou"><text:s/><text:span text:style-name="T25"><text:tab/></text:span>Podle ustanovení § 2 odst. 4 zákona č. 349/1999 Sb., o veřejném ochránci práv, ve znění pozdějších předpisů.<text:s/></text:p></text:note-body></text:note></text:span><text:s/>mimo jiné<text:s/>i oblast vězeňství.</text:p>
      <text:h text:style-name="P26" text:outline-level="2">Shrnutí závěrů</text:h>
      <text:p text:style-name="Základnítext"><text:span text:style-name="Silné">Vazební věznice České Budějovice pochybila, když stěžovateli neumožnila telefonický kontakt</text:span><text:span text:style-name="Silné"><text:s/>s </text:span><text:span text:style-name="Silné">jeho nezletilou dcerou</text:span><text:span text:style-name="Silné"><text:s/>v </text:span><text:span text:style-name="Silné">odpoledních hodinách.</text:span></text:p>
      <text:p text:style-name="Základnítext"><text:span text:style-name="Silné">Vazební věznice České Budějovice nepochybila</text:span><text:span text:style-name="Silné"><text:s/>při </text:span><text:span text:style-name="Silné">realizaci návštěv obviněných</text:span><text:span text:style-name="Silné"><text:s/>ve </text:span><text:span text:style-name="Silné">vazební věznici během pandemie COVID-19</text:span><text:span text:style-name="Silné"><text:s/>a při </text:span><text:span text:style-name="Silné">zápisu negativního poznatku</text:span><text:span text:style-name="Silné"><text:s/>do </text:span><text:span text:style-name="Silné">vězeňského informačního systému.</text:span></text:p>
      <text:h text:style-name="P27" text:outline-level="2">Skutková zjištění</text:h>
      <text:p text:style-name="Základnítext">Stěžovatel zahájil dne 4.<text:s/>9.<text:s/>2020 protestní hladovku proti porušování lidských práv<text:s/>a odeslal dopis ředitelce Vazební věznice České Budějovice (dále jen „věznice“), vedoucímu oddělení výkonu vazby<text:s/>a trestu<text:s/>a oddělení prevence<text:s/>a stížností (dále také jako „OPaS“).<text:s/>K věci byl vyslechnut dne 8.<text:s/>9.<text:s/>2020, kdy současně podal věcně totožnou stížnost,<text:span text:style-name="Značkapozn.podčarou"><text:note text:note-class="footnote" text:id="_ftn1"><text:note-citation>2</text:note-citation><text:note-body><text:p text:style-name="Textpozn.podčarou"><text:s/><text:span text:style-name="T28"><text:tab/></text:span>Záznam o stížnosti ze dne 8. 9. 2020, č. j.<text:s/>xxx.<text:s/></text:p></text:note-body></text:note></text:span><text:s/>která byla posléze vyhodnocena jako nedůvodná (dále jako „vyřízení stížnosti“).<text:span text:style-name="Značkapozn.podčarou"><text:note text:note-class="footnote" text:id="_ftn2"><text:note-citation>3</text:note-citation><text:note-body><text:p text:style-name="Textpozn.podčarou"><text:s/><text:span text:style-name="T29"><text:tab/></text:span>Vyřízení stížnosti ze dne 25. 9. 2020, č. j.<text:s/>xxx.<text:s/></text:p></text:note-body></text:note></text:span></text:p>
      <text:p text:style-name="Základnítext">Cílem mého šetření bylo prověřit užívání telefonu<text:s/>na oddělení pevné vazby<text:s/>a možnosti užívání telefonu stěžovatelem<text:s/>v odpoledních hodinách, průběh návštěv<text:s/>v době jejich omezení kvůli pandemii COVID-19<text:s/>a zápis negativního poznatku<text:s/>do vězeňského informačního systému.</text:p>
      <text:h text:style-name="Nadpis3" text:outline-level="3">Možnost užívat telefon</text:h>
      <text:p text:style-name="Základnítext">Stěžovatel<text:s/>ve stížnosti namítal, že obvinění<text:s/>v oddělení vazby se zmírněným režimem mají možnost<text:s/>ve větší míře využívat telefon oproti jeho osobě (byl umístěn<text:s/>ve standardní cele). Uváděl, že je mu umožněno telefonovat maximálně třikrát<text:s/>v týdnu,<text:s/>na dobu maximálně 10 minut,<text:s/>a to výhradně<text:s/>v dopoledních hodinách. Obviněným<text:s/>ve vazbě se zmírněným režimem bylo umožněno telefonovat pět dnů v týdnu,<text:s/>v délce trvání 30 minut i odpoledne. Stěžovatel uvedl, že má dceru, která podléhá povinné školní docházce. Žádal<text:s/>o rotaci obviněných<text:s/>u telefonu, aby byl všem osobám umožněn stejný časový rozsah využití telefonu<text:s/>a aby mu bylo umožněno telefonovat<text:s/>i v odpoledních hodinách, aby se mohl spojit<text:s/>s dcerou.</text:p>
      <text:soft-page-break/>
      <text:p text:style-name="Základnítext">V<text:s/>podnětu adresovaném ochránci stěžovatel uváděl, že mu věznice umožňuje telefonovat pouze<text:s/>v<text:s/>pondělí,<text:s/>ve středu a v<text:s/>pátek,<text:s/>pouze 10 minut, výhradně<text:s/>v dopoledních hodinách,<text:s/>a to<text:s/>i přes prodlouženou dobu telefonování, tj. 30 minut denně, kterou věznice obviněným poskytuje jako kompenzaci<text:s/>za omezení návštěv<text:s/>v důsledku pandemie COVID-19.</text:p>
      <text:p text:style-name="Základnítext">Věznice se<text:s/>ve vyřízení stížnosti zabývala pouze odlišnostmi<text:s/>v možnosti užívat telefon<text:s/>na vazbě se zmírněným režimem<text:s/>a na oddělení pevné vazby, přičemž odkázala<text:s/>na ustanovení zákona.<text:span text:style-name="Značkapozn.podčarou"><text:note text:note-class="footnote" text:id="_ftn3"><text:note-citation>4</text:note-citation><text:note-body><text:p text:style-name="Textpozn.podčarou"><text:s/><text:span text:style-name="T30"><text:tab/></text:span>Ustanovení § 8 odst. 2 zákona č. 293/1993 Sb., o výkonu vazby, ve znění pozdějších předpisů.<text:s/></text:p></text:note-body></text:note></text:span><text:s/>Na námitky stěžovatele, že nemůže telefonovat odpoledne, a spojit se tak se svou dcerou, nijak nereagovala.</text:p>
      <text:p text:style-name="Základnítext">K<text:s/>případu jsem si proto vyžádala přehled telefonních hovorů stěžovatele<text:s/>za dobu jeho pobytu<text:s/>ve věznici.<text:s/>Z přehledu vyplývá, že stěžovateli byly<text:s/>po dobu trvání vazby umožněny telefonické hovory převážně<text:s/>v dopoledních hodinách,<text:s/>a to<text:s/>i po podání<text:s/>stížnosti<text:s/>na OPaS.<text:s/>Naopak není pravdou, že by mu bylo umožněno volat pouze<text:s/>v pondělí,<text:s/>ve středu<text:s/>a v pátek.<text:s/>Stěžovatel byl naváděn<text:s/>k telefonu častěji.</text:p>
      <text:p text:style-name="Základnítext">Volání odpoledne bylo stěžovateli následně umožněno až<text:s/>po jeho převedení<text:s/>do výkonu trestu odnětí svobody.</text:p>
      <text:h text:style-name="Nadpis3" text:outline-level="3">Návštěvy během pandemie COVID-19</text:h>
      <text:p text:style-name="Základnítext">Stěžovatel žádal Vězeňskou službu<text:s/>ČR, aby mu bylo umožněno hovořit během návštěv<text:s/>s rodinou bez nutnosti používat telefonní sluchátko. Uvedl, že<text:s/>v důsledku COVID-19 jsou návštěvy výrazně omezeny. Tři návštěvní kóje jsou zajištěny sklem<text:s/>a komunikace probíhá pouze přes telefonní sluchátko. Počet návštěv<text:s/>nad tři osoby je však umísťován<text:s/>do místnosti,<text:s/>v níž návštěvy hovoří bez telefonu, pouze<text:s/>za užití dělicí přepážky.</text:p>
      <text:p text:style-name="Základnítext">V<text:s/>podnětu<text:s/>pro ochránce však stěžovatel uvedl, že některé návštěvy během pandemie probíhají<text:s/>s dělicí přepážkou<text:s/>a některé bez dělicí přepážky instalované mezi obviněnými<text:s/>a návštěvami. Věznice dle stěžovatele<text:s/>v tomto jednala zcela svévolně.<text:s/>Ohledně komunikace přes telefonní sluchátko stěžovatel nic neuvedl.</text:p>
      <text:p text:style-name="Základnítext">Věznice zaslala ochránci fotografie návštěvních místností,<text:s/>ze kterých je patrné, že návštěvy probíhaly buď<text:s/>v místnosti<text:s/>s dělicí přepážkou (bez telefonního sluchátka, návštěva oddělena pouze plexisklem), případně<text:s/>v místnosti, kde byly návštěvy odděleny přepážkou,<text:s/>a ke komunikaci<text:s/>s odsouzeným bylo<text:s/>nutné použít telefonní sluchátko.</text:p>
      <text:p text:style-name="Základnítext">Věznice dále zaslala<text:s/><text:span text:style-name="Zdůraznění">Zápis</text:span><text:span text:style-name="Zdůraznění"><text:s/>ze </text:span><text:span text:style-name="Zdůraznění">zasedání krizového štábu GŘ VS ČR</text:span><text:span text:style-name="Značkapozn.podčarou"><text:note text:note-class="footnote" text:id="_ftn4"><text:note-citation>5</text:note-citation><text:note-body><text:p text:style-name="Textpozn.podčarou"><text:s/><text:span text:style-name="T31"><text:tab/></text:span>Zápis ze zasedání krizového štábu GŘ VS ČR ze dne 29. 6. 2020, č. j.<text:s/>xxx.<text:s/></text:p></text:note-body></text:note></text:span><text:s/>spolu<text:s/>s interními pokyny<text:s/>pro věznice, jak postupovat<text:s/>v době pandemie<text:s/>v souvislosti<text:s/>s návštěvami vězněných osob. Součástí pokynu bylo mimo jiné realizovat návštěvy<text:s/>v dobře větraných místnostech, vybavit návštěvní stoly ochrannými<text:s/>a odnímatelnými zábranami<text:s/>z plexiskla.</text:p>
      <text:h text:style-name="Nadpis3" text:outline-level="3">Zápis negativního poznatku</text:h>
      <text:p text:style-name="Základnítext">Stěžovatel podal<text:s/>na OPaS stížnost proti zápisu negativního poznatku<text:s/>ze dne 4.<text:s/>9.<text:s/>2020.<text:s/>Uvedl, že mu jeho zapsání nebylo oznámeno, nebyla mu dána možnost se<text:s/>k věci vyjádřit<text:s/>a proti zápisu negativního poznatku se bránit. Namítal, že mu nikdo nesdělil, že<text:s/>z jeho strany<text:s/><text:soft-page-break/>došlo<text:s/>k porušení vnitřního řádu<text:s/>a<text:s/>bude<text:s/>vůči němu použita nějaká sankce,<text:s/>a zároveň požádal<text:s/>o výmaz zapsaného negativního poznatku.<text:s/>Negativní poznatek byl<text:s/>do informačního systému zapsán<text:s/>z důvodu, že obviněný nebyl řádně ustrojen<text:s/>v době mezi budíčkem<text:s/>a večerkou. Obviněný byl ještě před večerkou<text:s/>v cele bez kalhot, pouze<text:s/>ve spodním prádle.</text:p>
      <text:p text:style-name="Základnítext">Sám stěžovatel<text:s/>na OPaS uvedl, že<text:s/>v době kontroly cely byl již<text:s/>s ohledem<text:s/>na večerní hodiny<text:s/>na lůžku pouze<text:s/>ve spodním prádle, bez kalhot. Uvedl, že před vstupem dozorce však byl okamžitě ustrojen<text:s/>a celu takto<text:s/>i opustil.</text:p>
      <text:p text:style-name="Základnítext">Z<text:s/>materiálů poskytnutých věznicí vyplývá, že dne 4.<text:s/>9.<text:s/>2020 byl<text:s/>na několika celách rozruch. Službu konající dozorci zjistili, že<text:s/>v cele obviněného byla odstraněna mechanická zábrana proti otevření okna (aby nedocházelo<text:s/>k nedovoleným kontaktům mezi obviněnými).<text:s/>Z úředního záznamu<text:s/>ze dne 16.<text:s/>9.<text:s/>2020 plyne, že obviněný Harant byl upozorněn<text:s/>na to, že není řádně ustrojen<text:s/>a bude<text:s/>mu<text:s/>do informačního systému zapsán negativní poznatek.<text:span text:style-name="Značkapozn.podčarou"><text:note text:note-class="footnote" text:id="_ftn5"><text:note-citation>6</text:note-citation><text:note-body><text:p text:style-name="Textpozn.podčarou"><text:s/><text:span text:style-name="T32"><text:tab/></text:span>Negativní poznatek do vězeňského informačního systému zapsal dne 4. 9. 2020 ppor.<text:s/>B., vrchní dozorce.<text:s/></text:p></text:note-body></text:note></text:span></text:p>
      <text:p text:style-name="Základnítext">V<text:s/>podnětu adresovaném ochránci stěžovatel opětovně namítal, že zápis negativního poznatku mu Vězeňskou službou<text:s/>ČR<text:s/>nebyl oznámen. Dále uváděl, že se Vězeňská služba<text:s/>ČR<text:s/>vyhnula jeho dotazu, proč není zápis negativního poznatku předložen obviněným<text:s/>k seznámení písemnou formou<text:s/>a oproti podpisu. Předmětem stížnosti tedy nebyla otázka, zda se obviněný dopustil uvedeného skutku, ale pouze zda mu byl negativní poznatek oznámen.</text:p>
      <text:p text:style-name="Základnítext">Stěžovatel se<text:s/>k zápisu negativního poznatku vyjadřoval již<text:s/>na OPaS<text:s/>a uváděl<text:s/>k jeho zápisu podstatné skutečnosti, zejména uvedl datum, kdy byl negativní poznatek zapsán, vyjadřoval se<text:s/>k tomu, že ležel<text:s/>na lůžku pouze<text:s/>ve spodním prádle, uváděl podrobnosti<text:s/>ve vztahu<text:s/>k otevřenému oknu<text:s/>a žádal<text:s/>o výmaz negativního poznatku.<text:s/>Z těchto skutečností lze dovodit, že stěžovateli byl zápis negativního poznatku Vězeňskou službou<text:s/>ČR<text:s/>oznámen. Rovněž všichni příslušníci Vězeňské služby<text:s/>ČR, kteří dne 4.<text:s/>9.<text:s/>2020 konali službu,<text:s/>potvrdili, že obviněný byl upozorněn, že není řádně ustrojen<text:s/>a<text:s/>bude<text:s/>mu zapsán negativní poznatek.</text:p>
      <text:p text:style-name="Základnítext">Mám<text:s/>za to, že pokud by stěžovateli zapsání negativního poznatku nebylo oznámeno, neměl by důvod držet hladovku,<text:s/>k zápisu negativního poznatku by se obsáhle nevyjadřoval<text:s/>při podání stížnosti<text:s/>a nehovořil by<text:s/>o tom, že byl<text:s/>ve večerních hodinách<text:s/>ve spodním prádle.</text:p>
      <text:h text:style-name="P33" text:outline-level="2">Právní hodnocení</text:h>
      <text:h text:style-name="Nadpis3" text:outline-level="3">Možnost užívat telefon</text:h>
      <text:p text:style-name="Základnítext"><text:span text:style-name="Silné">Vazební věznice České Budějovice pochybila, když stěžovateli neumožnila telefonické spojení</text:span><text:span text:style-name="Silné"><text:s/>s </text:span><text:span text:style-name="Silné">nezletilou dcerou</text:span><text:span text:style-name="Silné"><text:s/>podléhající školní docházce</text:span><text:span text:style-name="Silné"><text:s/>v </text:span><text:span text:style-name="Silné">odpoledních hodinách.</text:span></text:p>
      <text:p text:style-name="Základnítext">Stěžovatel byl<text:s/>ve výkonu vazby<text:s/>na standardní cele, tudíž nemohl telefon využívat<text:s/>v takovém rozsahu jako obvinění<text:s/>na oddělení vazby se zmírněným režimem,<text:s/>a byl<text:s/>k telefonu naváděn podle možností Vězeňské služby<text:s/>ČR.</text:p>
      <text:p text:style-name="Základnítext">Stěžoval si<text:s/>na to, že mu není umožněno volat odpoledne, kdy se dcera vrátí<text:s/>ze školy. Stěžovatel byl naváděn<text:s/>k telefonu převážně<text:s/>v dopoledních hodinách,<text:s/>a to<text:s/>i potom, co podal stížnost<text:s/>na oddělení prevence<text:s/>a stížností. Odpoledne mu bylo umožněno telefonovat<text:s/><text:soft-page-break/>teprve, když byl<text:s/>v rámci Vazební věznice České Budějovice převeden<text:s/>do výkonu trestu, přičemž stěžovatel byl<text:s/>ve vazbě<text:s/>od 12.<text:s/>2.<text:s/>do 19.<text:s/>11.<text:s/>2020,<text:s/>s výjimkou<text:s/>v týdnu<text:s/>od 30.<text:s/>7.<text:s/>do 6. 8.<text:s/>2020.</text:p>
      <text:p text:style-name="Základnítext">Obvinění mají právo<text:s/>na použití telefonu<text:s/>ke kontaktu<text:s/>s osobou blízkou<text:s/>v době vymezené vnitřním řádem vazební věznice. Toto právo lze omezit pouze<text:s/>v odůvodněných případech.<text:span text:style-name="Značkapozn.podčarou"><text:note text:note-class="footnote" text:id="_ftn6"><text:note-citation>7</text:note-citation><text:note-body><text:p text:style-name="Textpozn.podčarou"><text:s/><text:span text:style-name="T34"><text:tab/></text:span>Ustanovení § 13a odst. 1 zákona č. 293/1993 Sb., o výkonu vazby, ve znění pozdějších předpisů.<text:s/></text:p></text:note-body></text:note></text:span><text:s/>Telefonní hovory byly dle vnitřního řádu<text:s/>pro obviněné Vazební věznice České Budějovice obviněným umožněny<text:s/>v rozmezí<text:s/>od<text:s/>8:00<text:s/>do<text:s/>15:00 hodin.</text:p>
      <text:p text:style-name="Základnítext">Stěžovateli nebylo zakázáno užívat telefon,<text:s/>v souladu<text:s/>s vnitřním řádem bylo možné telefonovat<text:s/>i odpoledne. Počet telefonních hovorů obviněných osob není nijak limitován.<text:s/>S ohledem<text:s/>na to, že stěžovatel byl umístěn<text:s/>na standardní cele, nikoli<text:s/>na oddělení vazby se zmírněným režimem, byl závislý pouze<text:s/>na tom, kdy jej<text:s/>k telefonu přivede vychovatel.</text:p>
      <text:p text:style-name="Základnítext">Kontakt mezi vězněnou osobou<text:s/>a její rodinou je nezastupitelný<text:s/>a působní pozitivně<text:s/>na obě strany, proto by nemělo být<text:s/>ve styku<text:s/>s rodinou bráněno,<text:s/>a to<text:s/>ať už se jedná<text:s/>o odsouzeného,<text:s/>nebo obviněného. Věznice by naopak měla kontakt<text:s/>s blízkými osobami,<text:s/>s rodinnými příslušníky maximálně podporovat<text:s/>a žádosti obviněného<text:s/>o použití telefonu vyhovět.<text:span text:style-name="Značkapozn.podčarou"><text:note text:note-class="footnote" text:id="_ftn7"><text:note-citation>8</text:note-citation><text:note-body><text:p text:style-name="Textpozn.podčarou"><text:s/><text:span text:style-name="T35"><text:tab/></text:span>Srov. zpráva o šetření veřejného ochránce práv ze dne 29. 8. 2016, sp. zn. 4635/2016/VOP/JM, dostupné z <text:a xlink:href="http://kvopap:81/KVOPEsoSearch/Nalezene/Edit/24553" office:target-frame-name="_top" xlink:show="replace"><text:span text:style-name="Hypertextovýodkaz">http://kvopap:81/KVOPEsoSearch/Nalezene/Edit/24553</text:span></text:a>.</text:p></text:note-body></text:note></text:span><text:s/>Pomoc<text:s/>při udržování dostatečných kontaktů<text:s/>s vnějším světem ukládají Vězeňské službě<text:s/>ČR<text:s/>rovněž Evropská vězeňská pravidla.<text:span text:style-name="Značkapozn.podčarou"><text:note text:note-class="footnote" text:id="_ftn8"><text:note-citation>9</text:note-citation><text:note-body><text:p text:style-name="Textpozn.podčarou"><text:s/><text:span text:style-name="T36"><text:tab/></text:span><text:span text:style-name="T37">European Prison Rules. Recommendation Rec(2006)2-rev of the Committee of Ministers to member States on the European Prison Rules (revised).<text:s/></text:span><text:span text:style-name="T38">Council of Europe.</text:span><text:span text:style-name="T39"><text:s/>[online]. Strasbourg: Council of Europe, 2020 [cit. 2021-02-23]. Dostupné z:<text:s/></text:span><text:a xlink:href="https://search.coe.int/cm/Pages/result_details.aspx?ObjectId=09000016809ee581" office:target-frame-name="_top" xlink:show="replace"><text:span text:style-name="T40">https://search.coe.int/cm/Pages/result_details.aspx?ObjectId=09000016809ee581</text:span></text:a><text:span text:style-name="T41">. Pravidlo uvedené v bodě 24.1 nebylo dotčeno revizí a v českém znění je dostupné z:<text:s/></text:span><text:a xlink:href="https://www.vscr.cz/wp-content/uploads/2017/03/Evropsk%C3%A1-v%C4%9Bze%C5%88sk%C3%A1-pravidla.pdf" office:target-frame-name="_top" xlink:show="replace"><text:span text:style-name="T42">https://www.vscr.cz/wp-content/uploads/2017/03/Evropsk%C3%A1-v%C4%9Bze%C5%88sk%C3%A1-pravidla.pdf</text:span></text:a><text:span text:style-name="T43">.<text:s/></text:span></text:p></text:note-body></text:note></text:span></text:p>
      <text:p text:style-name="Základnítext">Jakkoli chápu vytíženost příslušníků,<text:s/>v tomto případě mám<text:s/>za to, že Vězeňská služba<text:s/>ČR<text:s/>nebrala žádost stěžovatele<text:s/>o volání odpoledne vůbec<text:s/>v potaz.<text:s/>Z přehledu telefonních hovorů není patrná snaha Vězeňské služby<text:s/>ČR<text:s/>požadavkům stěžovatele<text:s/>o umožnění telefonovat<text:s/>v odpoledních hodinách alespoň částečně vyhovět,<text:s/>a to ani potom, co byla podána stížnost<text:s/>na OPaS.</text:p>
      <text:p text:style-name="Základnítext">Vězeňská služba<text:s/>ČR<text:s/>na námitky stěžovatele ani nijak nereagovala. Odpověď, že obvinění umístnění<text:s/>na standardních celách nemají takové možnosti užívat telefon jako obvinění<text:s/>na oddělení vazby se zmírněným režimem, je dle mého názoru nedostatečná. Respektuji odlišnou možnost<text:s/>v užívání telefonu mezi oddílem se zmírněnou vazbou<text:s/>a standardní vazbou, nicméně stěžovatel požádal<text:s/>o výjimečnou možnost použití telefonu<text:s/>v odpoledních hodinách,<text:s/>a to<text:s/>z relevantních důvodů (kontakt se školou povinným dítětem).</text:p>
      <text:h text:style-name="Nadpis3" text:outline-level="3">Návštěvy<text:s/>v době pandemie<text:s/>COVID-19</text:h>
      <text:p text:style-name="Základnítext">Věznice instalovala<text:s/>do návštěvních místností dělicí přepážky<text:s/>v souladu<text:s/>s pokyny krizového štábu.<text:span text:style-name="Značkapozn.podčarou"><text:note text:note-class="footnote" text:id="_ftn9"><text:note-citation>10</text:note-citation><text:note-body><text:p text:style-name="Textpozn.podčarou"><text:s/><text:span text:style-name="T44"><text:tab/></text:span>Zápis ze zasedání krizového štábu GŘ VS ČR ze dne 29. června 2020, č. j.<text:s/>xxx.<text:s/></text:p></text:note-body></text:note></text:span><text:s/>Přepážka byla instalována<text:s/>jako preventivní opatření proti šíření koronaviru COVID‑19.</text:p>
      <text:soft-page-break/>
      <text:p text:style-name="Základnítext">Vzhledem<text:s/>k pokynu krizového štábu<text:s/>tedy některé návštěvy probíhaly<text:s/>v místnostech, kde byla nově instalovaná dělicí přepážka – plexisklo, přes které je možno<text:s/>návštěvu slyšet. Jiné návštěvy pak probíhaly<text:s/>v místnostech<text:s/>s přepážkou, přes kterou nebylo návštěvu bez použití telefonního sluchátka slyšet. Obvinění tedy musí komunikovat prostřednictvím telefonního sluchátka. Stěžovatel<text:s/>ve stížnosti navrhoval, aby byla tato přepážka vysunuta<text:s/>a nahrazena standardní dělicí přepážkou. Tímto zřejmě bylo myšleno plexisklo, které bylo nově instalováno<text:s/>do místností, které dosud dělicí přepážku neměly.</text:p>
      <text:p text:style-name="Základnítext">Mám<text:s/>za to, že požadavek odejmout, nebo vysunout sklo<text:s/>v kóji, kde je nutné použít telefonní sluchátko<text:s/>a na místo tohoto dělicího skla<text:s/>do kóje instalovat plexiskla, přes která je slyšet, je<text:s/>pro Vězeňskou službu<text:s/>ČR<text:s/>neúměrně zatěžující. Vysunutím přepážky by současně byl mařen její účel,<text:s/>a to zamezení šíření onemocnění COVID-19.</text:p>
      <text:p text:style-name="Základnítext">Dle mého názoru<text:s/>nelze vyhovět<text:s/>požadavku stěžovatele<text:s/>na úpravu návštěvních místností.</text:p>
      <text:p text:style-name="Základnítext">Šetřením jsem nezjistila, že by některé návštěvy probíhaly<text:s/>v místnostech bez dělicí přepážky. Věznice tedy nepochybila,<text:s/>a to ani tím, že některé návštěvy byly naváděny<text:s/>do místností<text:s/>s instalovaným plexisklem<text:s/>a některé<text:s/>do místností se skleněnou přepážkou<text:s/>s nutností použít telefonní sluchátko.</text:p>
      <text:h text:style-name="Nadpis3" text:outline-level="3">Zápis negativního poznatku</text:h>
      <text:p text:style-name="Základnítext">Zápis negativních poznatků upravuje vnitřní předpis Vězeňské služby<text:s/>ČR,<text:span text:style-name="Značkapozn.podčarou"><text:note text:note-class="footnote" text:id="_ftn10"><text:note-citation>11</text:note-citation><text:note-body><text:p text:style-name="Textpozn.podčarou"><text:s/><text:span text:style-name="T45"><text:tab/></text:span>Nařízení generálního ředitele Vězeňské služby České republiky č. 36/2014, o kázeňském řízení u obviněných, odsouzených a chovanců, ve znění účinném do 30. 9. 2020 (dále jako „nařízení č. 36/2014“). Nařízení č. 36/2014<text:s/>bylo<text:s/>zrušeno<text:s/>nařízením generálního ředitele Vězeňské služby České republiky č. 23/2020, o kázeňském řízení u obviněných, odsouzených a chovanců, účinného ode dne 1. 10. 2020. Projednávaný negativní poznatek podléhá v souladu s ustanovením § 56 nařízení č. 23/2020 zrušenému nařízení č.36/2014.<text:s/></text:p></text:note-body></text:note></text:span><text:s/>který stanoví, že pokud podezřelý<text:s/>z kázeňského přestupku porušil své povinnosti<text:s/>a k nápravě postačí domluva nebo výzva, zpracovatel zapíše tento poznatek<text:s/>v rámci informačního systému.<text:s/>Do informačního systému je zapsáno určení času, místa, způsob spáchání<text:s/>a okolností<text:s/>a z jakého porušení zákonné povinnosti nebo<text:s/>z jakého porušení povinnosti uložené<text:s/>na základě zákona je pachatel podezřelý.<text:span text:style-name="Značkapozn.podčarou"><text:note text:note-class="footnote" text:id="_ftn11"><text:note-citation>12</text:note-citation><text:note-body><text:p text:style-name="Textpozn.podčarou"><text:s/><text:span text:style-name="T46"><text:tab/></text:span>Ustanovení § 21 odst. 1 a odst. 4 nařízení generálního ředitele Vězeňské služby České republiky č. 36/2014, o kázeňském řízení obviněných, odsouzených a chovanců, ve znění účinném do 30. 9. 2020.</text:p></text:note-body></text:note></text:span><text:s/>Nařízení neobsahuje žádné ustanovení<text:s/>o tom, že by zápis negativního poznatku musel být stěžovateli oznámen. Žádným právním<text:s/>předpisem není stanoveno ani to, že by měl být zápis oznámen písemně oproti podpisu stěžovatele.</text:p>
      <text:p text:style-name="Základnítext">Stěžovatel byl<text:s/>v době, kdy byl povinen být řádně ustrojen, pouze<text:s/>ve spodním prádle, bez kalhot. Stěžovatel tak porušil vnitřní řád věznice, který stanoví, že obviněný musí být<text:s/>v době<text:s/>od budíčku<text:s/>do večerky ustrojen<text:s/>v oděvu<text:s/>pro denní nošení.<text:span text:style-name="Značkapozn.podčarou"><text:note text:note-class="footnote" text:id="_ftn12"><text:note-citation>13</text:note-citation><text:note-body><text:p text:style-name="Textpozn.podčarou"><text:s/><text:span text:style-name="T47"><text:tab/></text:span>Ustanovení čl. 21 vnitřního řádu<text:s/>pro obviněné Vazební věznice České Budějovice<text:s/>ze dne 10.<text:s/>11.<text:s/>2020, č. j. VS‑189386-2/ČJ-2020-801030, kterým byl zrušen vnitřní řád pro obviněné Vazební věznice České Budějovice ze dne 23. 12. 2019, č. j. VS-263440-2/ČJ-2019-801030.<text:s/></text:p></text:note-body></text:note></text:span><text:s/>Tímto byla porušena<text:s/>i zákonná povinnost,<text:s/>a to povinnost dodržovat vnitřní řád věznice.<text:span text:style-name="Značkapozn.podčarou"><text:note text:note-class="footnote" text:id="_ftn13"><text:note-citation>14</text:note-citation><text:note-body><text:p text:style-name="Textpozn.podčarou"><text:s/><text:span text:style-name="T48"><text:tab/></text:span>Ustanovení § 21 zákona o výkonu vazby.<text:s/></text:p></text:note-body></text:note></text:span></text:p>
      <text:soft-page-break/>
      <text:p text:style-name="Základnítext">Záznam<text:s/>ve vězeňském informačním systému obsahoval datum, místo<text:s/>i čas spáchání přestupku. Odkaz<text:s/>na ustanovení vnitřního řádu<text:s/>a na ustanovení zákona nebyl přímo uveden, nicméně záznam obsahuje způsob spáchání přestupku, tj. neustrojení stěžovatele. Je tedy patrné,<text:s/>kterou<text:s/>povinnost stěžovatel porušil.</text:p>
      <text:p text:style-name="Základnítext">Šetřením bylo prokázáno, že stěžovateli byl zápis negativního poznatku oznámen. Vězeňská služba<text:s/>ČR<text:s/>tedy<text:s/>v tomto bodě stížnosti nepochybila. Následně byl tento negativní poznatek zapsán<text:s/>do vězeňského informačního systému.</text:p>
      <text:p text:style-name="Základnítext">Mám<text:s/>za to, že<text:s/>v tomto případě jednala Vězeňská služba<text:s/>ČR<text:s/>v souladu se svými pravomocemi, neboť stěžovatel porušil své povinnosti.<text:s/>K nápravě nežádoucího stavu postačila výzva, proto jednání stěžovatele bylo vyhodnoceno jako negativní poznatek, nikoli jako kázeňský přestupek.</text:p>
      <text:p text:style-name="Základnítext">Pro doplnění pouze uvádím, že jsem o problematice zápisu negativních poznatků informovala Generální ředitelství Vězeňské služby České republiky. V současné době pracuje Vězeňská služba<text:s/><text:s/>ČR<text:s/>na novelizaci ustanovení týkajícího se negativních poznatků. Z navrhované novely vyplývá, že v budoucnu by Vězeňská služba<text:s/>ČR<text:s/>měla vězněné osobě zápis negativního poznatku do vězeňského informačního systému oznámit.</text:p>
      <text:h text:style-name="Nadpis2" text:outline-level="2">Informace<text:s/>o dalším postupu</text:h>
      <text:p text:style-name="Základnítext"><text:span text:style-name="Silné">Vazební věznice České Budějovice pochybila, když stěžovateli neumožnila telefonický kontakt</text:span><text:span text:style-name="Silné"><text:s/>s </text:span><text:span text:style-name="Silné">jeho nezletilou dcerou</text:span><text:span text:style-name="Silné"><text:s/>v </text:span><text:span text:style-name="Silné">odpoledních hodinách.</text:span></text:p>
      <text:p text:style-name="Základnítext">Zprávu zasílám ředitelce Vazební věznice České Budějovice<text:s/>a podle<text:s/>§ 18 odst. 1 zákona<text:s/>o veřejném ochránci práv žádám, aby se<text:s/>ve lhůtě 30 dnů<text:s/>od jejího doručení vyjádřila<text:s/>ke zjištěným pochybením<text:s/>a informovala mě<text:s/>o přijatých opatřeních<text:s/>k nápravě.<text:s/>V případě, že věznice pochybení uzná,<text:s/>za vhodné opatření považuji omluvu stěžovateli,<text:s/>a to<text:s/>s ohledem<text:s/>na skutečnost, že stěžovatel byl<text:s/>v průběhu šetření přemístěn<text:s/>do Vazební věznice Praha‑Pankrác. Zpráva shrnuje mé dosavadní poznatky, které mohou být podkladem<text:s/>pro závěrečné stanovisko podle<text:s/>§ 18 odst. 2 zákona<text:s/>o veřejném ochránci práv.</text:p>
      <text:p text:style-name="Základnítext">Zprávu zasílám rovněž stěžovateli.</text:p>
      <text:p text:style-name="Základnítext">Brno<text:s/>28.<text:s/>dubna<text:s/>2021</text:p>
      <text:p text:style-name="podpis">Mgr. Monika Šimůnková</text:p>
      <text:p text:style-name="podpis">zástupkyně veřejného ochránce práv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.5pt" style:font-size-asian="11.5pt" style:font-size-complex="11.5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border-top="none" fo:border-left="none" fo:border-bottom="0.0069in solid #008576" fo:border-right="none" fo:padding-top="0in" fo:padding-left="0in" fo:padding-bottom="0.0138in" fo:padding-right="0in" style:shadow="none" fo:margin-top="0.1388in" fo:margin-bottom="0.1388in"/>
      <style:text-properties style:font-name-asian="Calibri" fo:font-weight="bold" style:font-weight-asian="bold" fo:color="#008576" fo:font-size="14pt" style:font-size-asian="14pt" style:font-size-complex="13pt" style:language-asian="en" style:country-asian="US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top="0.1388in" fo:margin-bottom="0.1388in"/>
      <style:text-properties style:font-name-asian="Calibri" fo:font-weight="bold" style:font-weight-asian="bold" fo:color="#008576" fo:font-size="12pt" style:font-size-asian="12pt" style:font-size-complex="13pt" style:language-asian="en" style:country-asian="US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margin-top="0.1388in" fo:margin-bottom="0.1388in"/>
      <style:text-properties style:font-name-asian="Calibri" style:font-name-complex="Times New Roman" fo:color="#008576" style:font-size-complex="13pt" style:language-asian="en" style:country-asian="US" fo:hyphenate="false"/>
    </style:style>
    <style:style style:name="Nadpis4" style:display-name="Nadpis 4" style:family="paragraph" style:parent-style-name="Nadpis3" style:next-style-name="Normální" style:default-outline-level="4">
      <style:text-properties style:font-name="Calibri" style:font-name-asian="Times New Roman" style:font-name-complex="Times New Roman" style:font-size-complex="14pt" fo:hyphenate="false"/>
    </style:style>
    <style:style style:name="Nadpis5" style:display-name="Nadpis 5" style:family="paragraph" style:parent-style-name="Nadpis4" style:next-style-name="Normální" style:default-outline-level="5">
      <style:text-properties style:font-weight-complex="bold" style:font-style-complex="italic" style:font-size-complex="13pt" fo:hyphenate="false"/>
    </style:style>
    <style:style style:name="Normální" style:display-name="Normální" style:family="paragraph">
      <style:paragraph-properties fo:line-height="105%"/>
      <style:text-properties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top="0.1388in" fo:margin-bottom="0.1388in"/>
      <style:text-properties style:font-name-asian="Calibri" style:language-asian="en" style:country-asian="US"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asian="Calibri" style:font-name-complex="Arial" style:font-size-complex="11pt" style:language-asian="en" style:country-asian="US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 fo:line-height="100%">
        <style:tab-stops>
          <style:tab-stop style:type="left" style:position="0.1972in"/>
        </style:tab-stops>
      </style:paragraph-properties>
      <style:text-properties fo:font-size="9pt" style:font-size-asian="9pt" style:font-size-complex="12pt" style:language-asian="en" style:country-asian="US" fo:hyphenate="false"/>
    </style:style>
    <style:style style:name="Značkapozn.podčarou" style:display-name="Značka pozn. pod čarou" style:family="text">
      <style:text-properties style:font-name="Calibri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fo:color="#008576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style:font-name-asian="Times New Roman" style:font-name-complex="Times New Roman" style:font-weight-complex="bold" style:font-style-complex="italic" fo:color="#008576" style:font-size-complex="13pt" style:language-asian="en" style:country-asian="US"/>
    </style:style>
    <style:style style:name="Zdůraznění" style:display-name="Zdůraznění" style:family="text" style:parent-style-name="Standardnípísmoodstavce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>
      <style:text-properties style:font-name-asian="Calibri" style:language-asian="en" style:country-asian="US"/>
    </style:style>
    <style:style style:name="Textpozn.podčarouChar" style:display-name="Text pozn. pod čarou Char" style:family="text">
      <style:text-properties fo:font-size="9pt" style:font-size-asian="9pt" style:font-size-complex="12pt" style:language-asian="en" style:country-asian="US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 style:parent-style-name="Standardnípísmoodstavce">
      <style:text-properties style:font-name-asian="Calibri" fo:font-weight="bold" style:font-weight-asian="bold" fo:color="#008576" fo:font-size="14pt" style:font-size-asian="14pt" style:font-size-complex="13pt" style:language-asian="en" style:country-asian="US"/>
    </style:style>
    <style:style style:name="Seznam" style:display-name="Seznam" style:family="paragraph" style:parent-style-name="Základnítext" style:list-style-name="LFO3">
      <style:paragraph-properties fo:margin-top="0.0833in" fo:margin-bottom="0.0833in"/>
      <style:text-properties style:font-name-asian="Calibri" style:font-size-complex="11pt" fo:hyphenate="false"/>
    </style:style>
    <style:style style:name="ZáhlavíChar" style:display-name="Záhlaví Char" style:family="text">
      <style:text-properties style:font-name="Calibri" style:font-name-asian="Calibri" fo:font-size="12pt" style:font-size-asian="12pt" style:font-size-complex="11pt" style:language-asian="en" style:country-asian="US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style:font-name="Calibri" style:font-name-asian="Calibri" fo:font-size="12pt" style:font-size-asian="12pt" style:font-size-complex="11pt" style:language-asian="en" style:country-asian="US"/>
    </style:style>
    <style:style style:name="Číslovanýseznam" style:display-name="Číslovaný seznam" style:family="paragraph" style:parent-style-name="Normální" style:list-style-name="LFO1">
      <style:paragraph-properties fo:text-align="justify" fo:margin-top="0.0833in" fo:margin-bottom="0.0833in"/>
      <style:text-properties style:font-name-asian="Calibri" style:language-asian="en" style:country-asian="US" fo:hyphenate="false"/>
    </style:style>
    <style:style style:name="kontakt" style:display-name="kontakt" style:family="paragraph" style:parent-style-name="Normální">
      <style:text-properties style:font-name-asian="Calibri" style:font-name-complex="Tahoma" fo:font-size="9pt" style:font-size-asian="9pt" style:font-size-complex="9pt" style:language-asian="en" style:country-asian="US" fo:hyphenate="false"/>
    </style:style>
    <style:style style:name="zákontext" style:display-name="zákon (text)" style:family="paragraph" style:parent-style-name="Základnítext">
      <style:text-properties fo:font-style="italic" style:font-style-asian="italic" fo:font-size="10.5pt" style:font-size-asian="10.5pt" fo:hyphenate="false"/>
    </style:style>
    <style:style style:name="zákonnadpis" style:display-name="zákon (nadpis)" style:family="paragraph" style:parent-style-name="Základnítext" style:next-style-name="zákontext">
      <style:paragraph-properties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="Calibri" style:font-name-asian="Calibri" style:language-asian="en" style:country-asian="US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style:font-name="Calibri" style:font-name-asian="Calibri" fo:font-weight="bold" style:font-weight-asian="bold" style:font-weight-complex="bold" style:language-asian="en" style:country-asian="US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Nadpis4Char" style:display-name="Nadpis 4 Char" style:family="text" style:parent-style-name="Standardnípísmoodstavce">
      <style:text-properties style:font-name="Calibri" style:font-name-asian="Times New Roman" style:font-name-complex="Times New Roman" fo:color="#008576" style:font-size-complex="14pt" style:language-asian="en" style:country-asian="US"/>
    </style:style>
    <style:style style:name="Nadpis2Char" style:display-name="Nadpis 2 Char" style:family="text" style:parent-style-name="Standardnípísmoodstavce">
      <style:text-properties style:font-name-asian="Calibri" fo:font-weight="bold" style:font-weight-asian="bold" fo:color="#008576" fo:font-size="12pt" style:font-size-asian="12pt" style:font-size-complex="13pt" style:language-asian="en" style:country-asian="US"/>
    </style:style>
    <style:style style:name="Číslovanýseznam2" style:display-name="Číslovaný seznam 2" style:family="paragraph" style:parent-style-name="Číslovanýseznam" style:list-style-name="LFO7">
      <style:text-properties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asian="Calibri" fo:font-size="12pt" style:font-size-asian="12pt" style:font-size-complex="11pt" style:language-asian="en" style:country-asian="US"/>
    </style:style>
    <style:style style:name="Tučnákurzíva" style:display-name="Tučná kurzíva" style:family="text" style:parent-style-name="Standardnípísmoodstavce">
      <style:text-properties fo:font-weight="bold" style:font-weight-asian="bold" fo:font-style="italic" style:font-style-asian="italic"/>
    </style:style>
    <style:style style:name="Nadpis3Char" style:display-name="Nadpis 3 Char" style:family="text" style:parent-style-name="Standardnípísmoodstavce">
      <style:text-properties style:font-name-asian="Calibri" style:font-name-complex="Times New Roman" fo:color="#008576" style:font-size-complex="13pt" style:language-asian="en" style:country-asian="US"/>
    </style:style>
    <style:style style:name="popisekobrázku" style:display-name="popisek obrázku" style:family="paragraph" style:parent-style-name="Normální" style:next-style-name="Základnítext">
      <style:paragraph-properties fo:margin-bottom="0.1388in"/>
      <style:text-properties fo:font-size="10.5pt" style:font-size-asian="10.5pt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3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4" style:num-format="1" text:display-levels="3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5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</text:outline-style>
    <text:list-style style:name="LFO1">
      <text:list-level-style-number text:level="1" style:num-prefix="(" style:num-suffix=")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2LVL1" style:family="text">
      <style:text-properties style:font-name="Calibri" fo:font-weight="normal" style:font-weight-asian="normal" fo:font-style="normal" style:font-style-asian="normal" fo:font-size="11.5pt" style:font-size-asian="11.5pt" style:font-size-complex="11.5pt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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Calibri" fo:font-weight="normal" style:font-weight-asian="normal" fo:font-style="normal" style:font-style-asian="normal" fo:font-size="11.5pt" style:font-size-asian="11.5pt" style:font-size-complex="11.5pt"/>
    </style:style>
    <text:list-style style:name="LFO7">
      <text:list-level-style-number text:level="1" text:style-name="WW_CharLFO7LVL1" style:num-prefix="(" style:num-suffix=")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2">
      <text:list-level-style-number text:level="1" text:style-name="WW_CharLFO2LVL1" style:num-prefix="(" style:num-suffix=")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6" style:num-prefix="(" style:num-suffix=")" style:num-format="i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7" style:num-suffix=".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8" style:num-suffix=".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9" style:num-suffix="." style:num-format="i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6" style:num-prefix="(" style:num-suffix=")" style:num-format="i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7" style:num-suffix=".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8" style:num-suffix=".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9" style:num-suffix="." style:num-format="i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</text:list-style>
    <text:list-style style:name="LFO6">
      <text:list-level-style-number text:level="1" style:num-prefix="(" style:num-suffix=")" style:num-format="A" style:num-letter-sync="true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in"/>
      </style:header-style>
      <style:footer-style>
        <style:header-footer-properties style:dynamic-spacing="true" fo:min-height="0.3659in"/>
      </style:footer-style>
    </style:page-layout>
    <style:style style:name="P2" style:parent-style-name="Záhlaví" style:family="paragraph">
      <style:paragraph-properties fo:text-align="end" fo:margin-bottom="0.4166in" fo:margin-left="-0.4923in">
        <style:tab-stops>
          <style:tab-stop style:type="center" style:position="3.6423in"/>
        </style:tab-stops>
      </style:paragraph-properties>
    </style:style>
    <style:style style:name="T3" style:parent-style-name="Standardnípísmoodstavce" style:family="text">
      <style:text-properties fo:font-size="10pt" style:font-size-asian="10pt" style:font-size-complex="10pt"/>
    </style:style>
    <style:style style:name="T4" style:parent-style-name="Standardnípísmoodstavce" style:family="text">
      <style:text-properties fo:font-size="10pt" style:font-size-asian="10pt" style:font-size-complex="10pt"/>
    </style:style>
    <style:style style:name="T5" style:parent-style-name="Standardnípísmoodstavce" style:family="text">
      <style:text-properties fo:font-size="10pt" style:font-size-asian="10pt" style:font-size-complex="10pt"/>
    </style:style>
    <style:style style:name="P6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P7" style:parent-style-name="Záhlaví" style:family="paragraph">
      <style:paragraph-properties fo:margin-left="4.1347in">
        <style:tab-stops>
          <style:tab-stop style:type="center" style:position="-0.9847in"/>
          <style:tab-stop style:type="right" style:position="2.1652in"/>
        </style:tab-stops>
      </style:paragraph-properties>
    </style:style>
    <style:style style:name="T8" style:parent-style-name="Standardnípísmoodstavce" style:family="text">
      <style:text-properties fo:font-size="10pt" style:font-size-asian="10pt" style:font-size-complex="10pt"/>
    </style:style>
    <style:style style:name="T9" style:parent-style-name="Standardnípísmoodstavce" style:family="text">
      <style:text-properties fo:font-size="10pt" style:font-size-asian="10pt" style:font-size-complex="10pt"/>
    </style:style>
    <style:style style:name="T10" style:parent-style-name="Standardnípísmoodstavce" style:family="text">
      <style:text-properties fo:font-size="10pt" style:font-size-asian="10pt" style:font-size-complex="10pt"/>
    </style:style>
    <style:style style:name="T11" style:parent-style-name="Standardnípísmoodstavce" style:family="text">
      <style:text-properties fo:font-size="10pt" style:font-size-asian="10pt" style:font-size-complex="10pt"/>
    </style:style>
    <style:style style:name="T12" style:parent-style-name="Standardnípísmoodstavce" style:family="text">
      <style:text-properties fo:font-size="10pt" style:font-size-asian="10pt" style:font-size-complex="10pt"/>
    </style:style>
    <style:style style:name="T13" style:parent-style-name="Standardnípísmoodstavce" style:family="text">
      <style:text-properties fo:font-size="10pt" style:font-size-asian="10pt" style:font-size-complex="10pt"/>
    </style:style>
    <style:style style:name="T14" style:parent-style-name="Standardnípísmoodstavce" style:family="text">
      <style:text-properties fo:font-size="10pt" style:font-size-asian="10pt" style:font-size-complex="10pt"/>
    </style:style>
    <style:style style:name="T15" style:parent-style-name="Standardnípísmoodstavce" style:family="text">
      <style:text-properties fo:font-size="10pt" style:font-size-asian="10pt" style:font-size-complex="10pt"/>
    </style:style>
    <style:style style:name="T16" style:parent-style-name="Standardnípísmoodstavce" style:family="text">
      <style:text-properties fo:font-size="10pt" style:font-size-asian="10pt" style:font-size-complex="10pt"/>
    </style:style>
    <style:style style:name="P17" style:parent-style-name="Záhlaví" style:family="paragraph">
      <style:paragraph-properties fo:margin-bottom="0.25in" fo:margin-left="4.1347in">
        <style:tab-stops>
          <style:tab-stop style:type="center" style:position="-0.9847in"/>
          <style:tab-stop style:type="right" style:position="2.1652in"/>
        </style:tab-stops>
      </style:paragraph-properties>
      <style:text-properties fo:font-size="10pt" style:font-size-asian="10pt" style:font-size-complex="10pt"/>
    </style:style>
    <style:style style:name="TableColumn19" style:family="table-column">
      <style:table-column-properties style:column-width="5.9055in"/>
    </style:style>
    <style:style style:name="Table18" style:family="table">
      <style:table-properties style:width="5.9055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fo:padding-top="0in" fo:padding-left="0in" fo:padding-bottom="0in" fo:padding-right="0in"/>
    </style:style>
    <style:style style:name="P24" style:parent-style-name="Zápatí" style:family="paragraph">
      <style:text-properties fo:font-size="3pt" style:font-size-asian="3pt" style:font-size-complex="3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" style:vertical-rel="page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5408" draw:style-name="a0" draw:name="Obrázek 2" text:anchor-type="paragraph" svg:x="0.45694in" svg:y="0.45694in" svg:width="2.28346in" svg:height="0.57087in" style:rel-width="scale" style:rel-height="scale"><draw:image xlink:href="media/image1.jpeg" xlink:type="simple" xlink:show="embed" xlink:actuate="onLoad"/><svg:title/><svg:desc/></draw:frame></text:span><text:span text:style-name="T4">Sp. zn.:<text:s/></text:span><text:span text:style-name="T5">6607/2020/VOP/PG</text:span></text:p>
      </style:header>
      <style:footer>
        <text:p text:style-name="P6"><text:page-number text:fixed="false">2</text:page-number></text:p>
      </style:footer>
    </style:master-page>
    <style:master-page style:next-style-name="MP0" style:name="MPF0" style:page-layout-name="PL0">
      <style:header>
        <text:p text:style-name="P7"><text:span text:style-name="T8"><draw:frame draw:z-index="251663360" draw:style-name="a1" draw:name="Obrázek 8" text:anchor-type="paragraph" svg:x="0.45694in" svg:y="0.45694in" svg:width="2.28346in" svg:height="0.57087in" style:rel-width="scale" style:rel-height="scale"><draw:image xlink:href="media/image1.jpeg" xlink:type="simple" xlink:show="embed" xlink:actuate="onLoad"/><svg:title/><svg:desc/></draw:frame></text:span><text:span text:style-name="T9">Sp. zn.:<text:s/></text:span><text:span text:style-name="T10">6607</text:span><text:span text:style-name="T11">/20</text:span><text:span text:style-name="T12">20</text:span><text:span text:style-name="T13">/</text:span><text:span text:style-name="T14">VOP</text:span><text:span text:style-name="T15">/</text:span><text:span text:style-name="T16">PG</text:span></text:p>
        <text:p text:style-name="P17">Č. j.:<text:s/>KVOP-11291/2021</text:p>
      </style:header>
      <style:footer>
        <table:table table:style-name="Table18">
          <table:table-columns>
            <table:table-column table:style-name="TableColumn19"/>
          </table:table-columns>
          <table:table-row table:style-name="TableRow20">
            <table:table-cell table:style-name="TableCell21">
              <text:p text:style-name="kontakt">Veřejný<text:s/>ochránce práv, Údolní 39, 602 00 Brno</text:p>
            </table:table-cell>
          </table:table-row>
          <table:table-row table:style-name="TableRow22">
            <table:table-cell table:style-name="TableCell23">
              <text:p text:style-name="kontakt"><text:a xlink:href="https://www.ochrance.cz/" office:target-frame-name="_top" xlink:show="replace"><text:span text:style-name="Hypertextovýodkaz">www.ochrance.cz</text:span></text:a><text:s/>|<text:s/><text:a xlink:href="mailto:podatelna@ochrance.cz" office:target-frame-name="_top" xlink:show="replace"><text:span text:style-name="Hypertextovýodkaz">podatelna@ochrance.cz</text:span></text:a><text:s/>| (+420) 542 542 888<text:s/>–<text:s/>infolinka<text:s/>každý pracovní den<text:s/>8:00–16:00 hodin</text:p>
            </table:table-cell>
          </table:table-row>
        </table:table>
        <text:p text:style-name="P2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meta:initial-creator>Galová Petra Mgr.</meta:initial-creator>
    <dc:creator>Bádrová Pavlína Mgr.</dc:creator>
    <meta:creation-date>2021-07-20T10:04:00Z</meta:creation-date>
    <dc:date>2021-07-20T10:04:00Z</dc:date>
    <meta:print-date>2021-04-28T06:29:00Z</meta:print-date>
    <meta:template xlink:href="ZZ-ZSO" xlink:type="simple"/>
    <meta:editing-cycles>2</meta:editing-cycles>
    <meta:editing-duration>PT60S</meta:editing-duration>
    <meta:user-defined meta:name="ContentTypeId">0x010100D3A71DC738674B4893D02C4CA0E22FAC</meta:user-defined>
    <meta:document-statistic meta:page-count="6" meta:paragraph-count="29" meta:word-count="2152" meta:character-count="14822" meta:row-count="105" meta:non-whitespace-character-count="12699"/>
  </office:meta>
</office:document-meta>
</file>